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office:forms form:automatic-focus="false" form:apply-design-mode="false"/>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office:forms form:automatic-focus="false" form:apply-design-mode="false"/>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office:forms form:automatic-focus="false" form:apply-design-mode="false"/>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 text:style-name="P8"><text:span text:style-name="T26">Map:</text:span></text:p>
              </text:list-header>
              <text:list-item>
                <text:p text:style-name="P8"><text:span text:style-name="T27">In SassScript, maps are key-value pairs.</text:span></text:p>
                <text:p text:style-name="P8"><text:span text:style-name="T27">- </text:span><text:span text:style-name="T28">$red-map: (light: #e57373, medium: #f44336, dark: #b71c1c);</text:span></text:p>
              </text:list-item>
              <text:list-item>
                <text:p text:style-name="P8"><text:span text:style-name="T27">Maps are never output directly to the CSS; it wouldn't know what to do with them. Instead, you'll use the map functions to retrieve values.</text:span></text:p>
              </text:list-item>
            </text:list>
          </draw:text-box>
        </draw:frame>
        <presentation:notes draw:style-name="dp2">
          <office:forms form:automatic-focus="false" form:apply-design-mode="false"/>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office:forms form:automatic-focus="false" form:apply-design-mode="false"/>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7T23:54:01.942192892</dc:date>
    <meta:editing-duration>PT5H31M14S</meta:editing-duration>
    <meta:editing-cycles>93</meta:editing-cycles>
    <meta:generator>LibreOffice/4.2.8.2$Linux_x86 LibreOffice_project/420m0$Build-2</meta:generator>
    <meta:document-statistic meta:object-count="177"/>
  </office:meta>
</office:document-meta>
</file>